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7e5" officeooo:paragraph-rsid="001497e5"/>
    </style:style>
    <style:style style:name="P2" style:family="paragraph" style:parent-style-name="Standard">
      <style:text-properties officeooo:rsid="0014d6f3" officeooo:paragraph-rsid="0014d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 price:<text:tab/><text:tab/><text:tab/>$40</text:p>
      <text:p text:style-name="P1">Strike price (Exercise):<text:tab/>$45</text:p>
      <text:p text:style-name="P1">Time:<text:tab/><text:tab/><text:tab/><text:tab/>4 months</text:p>
      <text:p text:style-name="P1">Risk-free rate:<text:tab/><text:tab/><text:tab/>3%/year</text:p>
      <text:p text:style-name="P1">Mean return:<text:tab/><text:tab/><text:tab/>7%/year</text:p>
      <text:p text:style-name="P2">Standard deviation:<text:tab/><text:tab/>40%/year</text:p>
      <text:p text:style-name="P2">Call-price:<text:tab/><text:tab/><text:tab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1:06:33.817881107</meta:creation-date>
    <meta:generator>LibreOffice/6.0.7.3$Linux_X86_64 LibreOffice_project/00m0$Build-3</meta:generator>
    <dc:date>2020-09-28T11:21:36.370132452</dc:date>
    <meta:editing-duration>PT4M29S</meta:editing-duration>
    <meta:editing-cycles>1</meta:editing-cycles>
    <meta:document-statistic meta:table-count="0" meta:image-count="0" meta:object-count="0" meta:page-count="1" meta:paragraph-count="7" meta:word-count="21" meta:character-count="154" meta:non-whitespace-character-count="128"/>
  </office:meta>
</office:document-meta>
</file>